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table:number-columns-repeated="2"/>
          <table:table-cell table:formula="of:=[.F19]+[.E20]" office:value-type="float" office:value="1193" calcext:value-type="float">
            <text:p>1193</text:p>
          </table:table-cell>
          <table:table-cell/>
          <table:table-cell table:formula="of:=[.H19]+[.G2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672.4104" calcext:value-type="currency">
            <text:p>$672,41</text:p>
          </table:table-cell>
          <table:table-cell table:style-name="ce22" table:formula="of:=[.A20]*budgetjour-[.N20]" office:value-type="currency" office:currency="USD" office:value="277.5896" calcext:value-type="currency">
            <text:p>$277,59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193" calcext:value-type="float">
            <text:p>1193</text:p>
          </table:table-cell>
          <table:table-cell/>
          <table:table-cell table:formula="of:=[.H20]+[.G2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672.4104" calcext:value-type="currency">
            <text:p>$672,41</text:p>
          </table:table-cell>
          <table:table-cell table:style-name="ce22" table:formula="of:=[.A21]*budgetjour-[.N21]" office:value-type="currency" office:currency="USD" office:value="327.5896" calcext:value-type="currency">
            <text:p>$327,59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193" calcext:value-type="float">
            <text:p>1193</text:p>
          </table:table-cell>
          <table:table-cell/>
          <table:table-cell table:formula="of:=[.H21]+[.G2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672.4104" calcext:value-type="currency">
            <text:p>$672,41</text:p>
          </table:table-cell>
          <table:table-cell table:style-name="ce22" table:formula="of:=[.A22]*budgetjour-[.N22]" office:value-type="currency" office:currency="USD" office:value="377.5896" calcext:value-type="currency">
            <text:p>$377,59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193" calcext:value-type="float">
            <text:p>1193</text:p>
          </table:table-cell>
          <table:table-cell/>
          <table:table-cell table:formula="of:=[.H22]+[.G2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672.4104" calcext:value-type="currency">
            <text:p>$672,41</text:p>
          </table:table-cell>
          <table:table-cell table:style-name="ce22" table:formula="of:=[.A23]*budgetjour-[.N23]" office:value-type="currency" office:currency="USD" office:value="427.5896" calcext:value-type="currency">
            <text:p>$4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193" calcext:value-type="float">
            <text:p>1193</text:p>
          </table:table-cell>
          <table:table-cell/>
          <table:table-cell table:formula="of:=[.H23]+[.G2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672.4104" calcext:value-type="currency">
            <text:p>$672,41</text:p>
          </table:table-cell>
          <table:table-cell table:style-name="ce22" table:formula="of:=[.A24]*budgetjour-[.N24]" office:value-type="currency" office:currency="USD" office:value="477.5896" calcext:value-type="currency">
            <text:p>$4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193" calcext:value-type="float">
            <text:p>1193</text:p>
          </table:table-cell>
          <table:table-cell/>
          <table:table-cell table:formula="of:=[.H24]+[.G2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672.4104" calcext:value-type="currency">
            <text:p>$672,41</text:p>
          </table:table-cell>
          <table:table-cell table:style-name="ce22" table:formula="of:=[.A25]*budgetjour-[.N25]" office:value-type="currency" office:currency="USD" office:value="527.5896" calcext:value-type="currency">
            <text:p>$5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193" calcext:value-type="float">
            <text:p>1193</text:p>
          </table:table-cell>
          <table:table-cell/>
          <table:table-cell table:formula="of:=[.H25]+[.G26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672.4104" calcext:value-type="currency">
            <text:p>$672,41</text:p>
          </table:table-cell>
          <table:table-cell table:style-name="ce22" table:formula="of:=[.A26]*budgetjour-[.N26]" office:value-type="currency" office:currency="USD" office:value="577.5896" calcext:value-type="currency">
            <text:p>$5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193" calcext:value-type="float">
            <text:p>1193</text:p>
          </table:table-cell>
          <table:table-cell/>
          <table:table-cell table:formula="of:=[.H26]+[.G27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672.4104" calcext:value-type="currency">
            <text:p>$672,41</text:p>
          </table:table-cell>
          <table:table-cell table:style-name="ce22" table:formula="of:=[.A27]*budgetjour-[.N27]" office:value-type="currency" office:currency="USD" office:value="627.5896" calcext:value-type="currency">
            <text:p>$6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193" calcext:value-type="float">
            <text:p>1193</text:p>
          </table:table-cell>
          <table:table-cell/>
          <table:table-cell table:formula="of:=[.H27]+[.G28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672.4104" calcext:value-type="currency">
            <text:p>$672,41</text:p>
          </table:table-cell>
          <table:table-cell table:style-name="ce22" table:formula="of:=[.A28]*budgetjour-[.N28]" office:value-type="currency" office:currency="USD" office:value="677.5896" calcext:value-type="currency">
            <text:p>$6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193" calcext:value-type="float">
            <text:p>1193</text:p>
          </table:table-cell>
          <table:table-cell/>
          <table:table-cell table:formula="of:=[.H28]+[.G29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672.4104" calcext:value-type="currency">
            <text:p>$672,41</text:p>
          </table:table-cell>
          <table:table-cell table:style-name="ce22" table:formula="of:=[.A29]*budgetjour-[.N29]" office:value-type="currency" office:currency="USD" office:value="727.5896" calcext:value-type="currency">
            <text:p>$7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193" calcext:value-type="float">
            <text:p>1193</text:p>
          </table:table-cell>
          <table:table-cell/>
          <table:table-cell table:formula="of:=[.H29]+[.G3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672.4104" calcext:value-type="currency">
            <text:p>$672,41</text:p>
          </table:table-cell>
          <table:table-cell table:style-name="ce22" table:formula="of:=[.A30]*budgetjour-[.N30]" office:value-type="currency" office:currency="USD" office:value="777.5896" calcext:value-type="currency">
            <text:p>$7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193" calcext:value-type="float">
            <text:p>1193</text:p>
          </table:table-cell>
          <table:table-cell table:style-name="Default"/>
          <table:table-cell table:formula="of:=[.H30]+[.G3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672.4104" calcext:value-type="currency">
            <text:p>$672,41</text:p>
          </table:table-cell>
          <table:table-cell table:style-name="ce22" table:formula="of:=[.A31]*budgetjour-[.N31]" office:value-type="currency" office:currency="USD" office:value="827.5896" calcext:value-type="currency">
            <text:p>$8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193" calcext:value-type="float">
            <text:p>1193</text:p>
          </table:table-cell>
          <table:table-cell/>
          <table:table-cell table:formula="of:=[.H31]+[.G3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672.4104" calcext:value-type="currency">
            <text:p>$672,41</text:p>
          </table:table-cell>
          <table:table-cell table:style-name="ce22" table:formula="of:=[.A32]*budgetjour-[.N32]" office:value-type="currency" office:currency="USD" office:value="877.5896" calcext:value-type="currency">
            <text:p>$8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193" calcext:value-type="float">
            <text:p>1193</text:p>
          </table:table-cell>
          <table:table-cell/>
          <table:table-cell table:formula="of:=[.H32]+[.G3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672.4104" calcext:value-type="currency">
            <text:p>$672,41</text:p>
          </table:table-cell>
          <table:table-cell table:style-name="ce22" table:formula="of:=[.A33]*budgetjour-[.N33]" office:value-type="currency" office:currency="USD" office:value="927.5896" calcext:value-type="currency">
            <text:p>$9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193" calcext:value-type="float">
            <text:p>1193</text:p>
          </table:table-cell>
          <table:table-cell/>
          <table:table-cell table:formula="of:=[.H33]+[.G3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672.4104" calcext:value-type="currency">
            <text:p>$672,41</text:p>
          </table:table-cell>
          <table:table-cell table:style-name="ce22" table:formula="of:=[.A34]*budgetjour-[.N34]" office:value-type="currency" office:currency="USD" office:value="977.5896" calcext:value-type="currency">
            <text:p>$9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193" calcext:value-type="float">
            <text:p>1193</text:p>
          </table:table-cell>
          <table:table-cell/>
          <table:table-cell table:formula="of:=[.H34]+[.G3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672.4104" calcext:value-type="currency">
            <text:p>$672,41</text:p>
          </table:table-cell>
          <table:table-cell table:style-name="ce22" table:formula="of:=[.A35]*budgetjour-[.N35]" office:value-type="currency" office:currency="USD" office:value="1027.5896" calcext:value-type="currency">
            <text:p>$1 0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193" calcext:value-type="float">
            <text:p>1193</text:p>
          </table:table-cell>
          <table:table-cell/>
          <table:table-cell table:formula="of:=[.H35]+[.G36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672.4104" calcext:value-type="currency">
            <text:p>$672,41</text:p>
          </table:table-cell>
          <table:table-cell table:style-name="ce22" table:formula="of:=[.A36]*budgetjour-[.N36]" office:value-type="currency" office:currency="USD" office:value="1077.5896" calcext:value-type="currency">
            <text:p>$1 0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193" calcext:value-type="float">
            <text:p>1193</text:p>
          </table:table-cell>
          <table:table-cell/>
          <table:table-cell table:formula="of:=[.H36]+[.G37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672.4104" calcext:value-type="currency">
            <text:p>$672,41</text:p>
          </table:table-cell>
          <table:table-cell table:style-name="ce22" table:formula="of:=[.A37]*budgetjour-[.N37]" office:value-type="currency" office:currency="USD" office:value="1127.5896" calcext:value-type="currency">
            <text:p>$1 1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193" calcext:value-type="float">
            <text:p>1193</text:p>
          </table:table-cell>
          <table:table-cell/>
          <table:table-cell table:formula="of:=[.H37]+[.G38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672.4104" calcext:value-type="currency">
            <text:p>$672,41</text:p>
          </table:table-cell>
          <table:table-cell table:style-name="ce22" table:formula="of:=[.A38]*budgetjour-[.N38]" office:value-type="currency" office:currency="USD" office:value="1177.5896" calcext:value-type="currency">
            <text:p>$1 1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193" calcext:value-type="float">
            <text:p>1193</text:p>
          </table:table-cell>
          <table:table-cell/>
          <table:table-cell table:formula="of:=[.H38]+[.G39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672.4104" calcext:value-type="currency">
            <text:p>$672,41</text:p>
          </table:table-cell>
          <table:table-cell table:style-name="ce22" table:formula="of:=[.A39]*budgetjour-[.N39]" office:value-type="currency" office:currency="USD" office:value="1227.5896" calcext:value-type="currency">
            <text:p>$1 2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193" calcext:value-type="float">
            <text:p>1193</text:p>
          </table:table-cell>
          <table:table-cell/>
          <table:table-cell table:formula="of:=[.H39]+[.G4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672.4104" calcext:value-type="currency">
            <text:p>$672,41</text:p>
          </table:table-cell>
          <table:table-cell table:style-name="ce22" table:formula="of:=[.A40]*budgetjour-[.N40]" office:value-type="currency" office:currency="USD" office:value="1277.5896" calcext:value-type="currency">
            <text:p>$1 2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193" calcext:value-type="float">
            <text:p>1193</text:p>
          </table:table-cell>
          <table:table-cell/>
          <table:table-cell table:formula="of:=[.H40]+[.G4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672.4104" calcext:value-type="currency">
            <text:p>$672,41</text:p>
          </table:table-cell>
          <table:table-cell table:style-name="ce22" table:formula="of:=[.A41]*budgetjour-[.N41]" office:value-type="currency" office:currency="USD" office:value="1327.5896" calcext:value-type="currency">
            <text:p>$1 3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193" calcext:value-type="float">
            <text:p>1193</text:p>
          </table:table-cell>
          <table:table-cell/>
          <table:table-cell table:formula="of:=[.H41]+[.G4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672.4104" calcext:value-type="currency">
            <text:p>$672,41</text:p>
          </table:table-cell>
          <table:table-cell table:style-name="ce22" table:formula="of:=[.A42]*budgetjour-[.N42]" office:value-type="currency" office:currency="USD" office:value="1377.5896" calcext:value-type="currency">
            <text:p>$1 37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193" calcext:value-type="float">
            <text:p>1193</text:p>
          </table:table-cell>
          <table:table-cell/>
          <table:table-cell table:formula="of:=[.H42]+[.G4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672.4104" calcext:value-type="currency">
            <text:p>$672,41</text:p>
          </table:table-cell>
          <table:table-cell table:style-name="ce22" table:formula="of:=[.A43]*budgetjour-[.N43]" office:value-type="currency" office:currency="USD" office:value="1427.5896" calcext:value-type="currency">
            <text:p>$1 427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193" calcext:value-type="float">
            <text:p>1193</text:p>
          </table:table-cell>
          <table:table-cell/>
          <table:table-cell table:formula="of:=[.H43]+[.G4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672.4104" calcext:value-type="currency">
            <text:p>$672,41</text:p>
          </table:table-cell>
          <table:table-cell table:style-name="ce22" table:formula="of:=[.A44]*budgetjour-[.N44]" office:value-type="currency" office:currency="USD" office:value="1477.5896" calcext:value-type="currency">
            <text:p>$1 477,59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193" calcext:value-type="float">
            <text:p>1193</text:p>
          </table:table-cell>
          <table:table-cell/>
          <table:table-cell table:formula="of:=[.H44]+[.G4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672.4104" calcext:value-type="currency">
            <text:p>$672,41</text:p>
          </table:table-cell>
          <table:table-cell table:style-name="ce22" table:formula="of:=[.A45]*budgetjour-[.N45]" office:value-type="currency" office:currency="USD" office:value="1527.5896" calcext:value-type="currency">
            <text:p>$1 527,5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193" calcext:value-type="float">
            <text:p>1193</text:p>
          </table:table-cell>
          <table:table-cell/>
          <table:table-cell table:formula="of:=[.H45]+[.G46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672.4104" calcext:value-type="currency">
            <text:p>$672,41</text:p>
          </table:table-cell>
          <table:table-cell table:style-name="ce22" table:formula="of:=[.A46]*budgetjour-[.N46]" office:value-type="currency" office:currency="USD" office:value="1577.5896" calcext:value-type="currency">
            <text:p>$1 577,59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193" calcext:value-type="float">
            <text:p>1193</text:p>
          </table:table-cell>
          <table:table-cell/>
          <table:table-cell table:formula="of:=[.H46]+[.G47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672.4104" calcext:value-type="currency">
            <text:p>$672,41</text:p>
          </table:table-cell>
          <table:table-cell table:style-name="ce22" table:formula="of:=[.A47]*budgetjour-[.N47]" office:value-type="currency" office:currency="USD" office:value="1627.5896" calcext:value-type="currency">
            <text:p>$1 627,59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193" calcext:value-type="float">
            <text:p>1193</text:p>
          </table:table-cell>
          <table:table-cell/>
          <table:table-cell table:formula="of:=[.H47]+[.G48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672.4104" calcext:value-type="currency">
            <text:p>$672,41</text:p>
          </table:table-cell>
          <table:table-cell table:style-name="ce22" table:formula="of:=[.A48]*budgetjour-[.N48]" office:value-type="currency" office:currency="USD" office:value="1677.5896" calcext:value-type="currency">
            <text:p>$1 677,59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193" calcext:value-type="float">
            <text:p>1193</text:p>
          </table:table-cell>
          <table:table-cell/>
          <table:table-cell table:formula="of:=[.H48]+[.G49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672.4104" calcext:value-type="currency">
            <text:p>$672,41</text:p>
          </table:table-cell>
          <table:table-cell table:style-name="ce22" table:formula="of:=[.A49]*budgetjour-[.N49]" office:value-type="currency" office:currency="USD" office:value="1727.5896" calcext:value-type="currency">
            <text:p>$1 727,5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193" calcext:value-type="float">
            <text:p>1193</text:p>
          </table:table-cell>
          <table:table-cell/>
          <table:table-cell table:formula="of:=[.H49]+[.G5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672.4104" calcext:value-type="currency">
            <text:p>$672,41</text:p>
          </table:table-cell>
          <table:table-cell table:style-name="ce22" table:formula="of:=[.A50]*budgetjour-[.N50]" office:value-type="currency" office:currency="USD" office:value="1777.5896" calcext:value-type="currency">
            <text:p>$1 777,59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193" calcext:value-type="float">
            <text:p>1193</text:p>
          </table:table-cell>
          <table:table-cell/>
          <table:table-cell table:formula="of:=[.H50]+[.G5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672.4104" calcext:value-type="currency">
            <text:p>$672,41</text:p>
          </table:table-cell>
          <table:table-cell table:style-name="ce22" table:formula="of:=[.A51]*budgetjour-[.N51]" office:value-type="currency" office:currency="USD" office:value="1827.5896" calcext:value-type="currency">
            <text:p>$1 827,59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193" calcext:value-type="float">
            <text:p>1193</text:p>
          </table:table-cell>
          <table:table-cell/>
          <table:table-cell table:formula="of:=[.H51]+[.G5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672.4104" calcext:value-type="currency">
            <text:p>$672,41</text:p>
          </table:table-cell>
          <table:table-cell table:style-name="ce22" table:formula="of:=[.A52]*budgetjour-[.N52]" office:value-type="currency" office:currency="USD" office:value="1877.5896" calcext:value-type="currency">
            <text:p>$1 877,59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193" calcext:value-type="float">
            <text:p>1193</text:p>
          </table:table-cell>
          <table:table-cell/>
          <table:table-cell table:formula="of:=[.H52]+[.G5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672.4104" calcext:value-type="currency">
            <text:p>$672,41</text:p>
          </table:table-cell>
          <table:table-cell table:style-name="ce22" table:formula="of:=[.A53]*budgetjour-[.N53]" office:value-type="currency" office:currency="USD" office:value="1927.5896" calcext:value-type="currency">
            <text:p>$1 927,59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193" calcext:value-type="float">
            <text:p>1193</text:p>
          </table:table-cell>
          <table:table-cell/>
          <table:table-cell table:formula="of:=[.H53]+[.G5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672.4104" calcext:value-type="currency">
            <text:p>$672,41</text:p>
          </table:table-cell>
          <table:table-cell table:style-name="ce22" table:formula="of:=[.A54]*budgetjour-[.N54]" office:value-type="currency" office:currency="USD" office:value="1977.5896" calcext:value-type="currency">
            <text:p>$1 977,59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193" calcext:value-type="float">
            <text:p>1193</text:p>
          </table:table-cell>
          <table:table-cell/>
          <table:table-cell table:formula="of:=[.H54]+[.G5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672.4104" calcext:value-type="currency">
            <text:p>$672,41</text:p>
          </table:table-cell>
          <table:table-cell table:style-name="ce22" table:formula="of:=[.A55]*budgetjour-[.N55]" office:value-type="currency" office:currency="USD" office:value="2027.5896" calcext:value-type="currency">
            <text:p>$2 027,5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193" calcext:value-type="float">
            <text:p>1193</text:p>
          </table:table-cell>
          <table:table-cell/>
          <table:table-cell table:formula="of:=[.H55]+[.G56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672.4104" calcext:value-type="currency">
            <text:p>$672,41</text:p>
          </table:table-cell>
          <table:table-cell table:style-name="ce22" table:formula="of:=[.A56]*budgetjour-[.N56]" office:value-type="currency" office:currency="USD" office:value="2077.5896" calcext:value-type="currency">
            <text:p>$2 077,59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193" calcext:value-type="float">
            <text:p>1193</text:p>
          </table:table-cell>
          <table:table-cell/>
          <table:table-cell table:formula="of:=[.H56]+[.G57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672.4104" calcext:value-type="currency">
            <text:p>$672,41</text:p>
          </table:table-cell>
          <table:table-cell table:style-name="ce22" table:formula="of:=[.A57]*budgetjour-[.N57]" office:value-type="currency" office:currency="USD" office:value="2127.5896" calcext:value-type="currency">
            <text:p>$2 127,59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193" calcext:value-type="float">
            <text:p>1193</text:p>
          </table:table-cell>
          <table:table-cell/>
          <table:table-cell table:formula="of:=[.H57]+[.G58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672.4104" calcext:value-type="currency">
            <text:p>$672,41</text:p>
          </table:table-cell>
          <table:table-cell table:style-name="ce22" table:formula="of:=[.A58]*budgetjour-[.N58]" office:value-type="currency" office:currency="USD" office:value="2177.5896" calcext:value-type="currency">
            <text:p>$2 177,5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193" calcext:value-type="float">
            <text:p>1193</text:p>
          </table:table-cell>
          <table:table-cell/>
          <table:table-cell table:formula="of:=[.H58]+[.G59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672.4104" calcext:value-type="currency">
            <text:p>$672,41</text:p>
          </table:table-cell>
          <table:table-cell table:style-name="ce22" table:formula="of:=[.A59]*budgetjour-[.N59]" office:value-type="currency" office:currency="USD" office:value="2227.5896" calcext:value-type="currency">
            <text:p>$2 227,59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193" calcext:value-type="float">
            <text:p>1193</text:p>
          </table:table-cell>
          <table:table-cell/>
          <table:table-cell table:formula="of:=[.H59]+[.G6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672.4104" calcext:value-type="currency">
            <text:p>$672,41</text:p>
          </table:table-cell>
          <table:table-cell table:style-name="ce22" table:formula="of:=[.A60]*budgetjour-[.N60]" office:value-type="currency" office:currency="USD" office:value="2277.5896" calcext:value-type="currency">
            <text:p>$2 277,59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193" calcext:value-type="float">
            <text:p>1193</text:p>
          </table:table-cell>
          <table:table-cell/>
          <table:table-cell table:formula="of:=[.H60]+[.G6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672.4104" calcext:value-type="currency">
            <text:p>$672,41</text:p>
          </table:table-cell>
          <table:table-cell table:style-name="ce22" table:formula="of:=[.A61]*budgetjour-[.N61]" office:value-type="currency" office:currency="USD" office:value="2327.5896" calcext:value-type="currency">
            <text:p>$2 327,59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193" calcext:value-type="float">
            <text:p>1193</text:p>
          </table:table-cell>
          <table:table-cell/>
          <table:table-cell table:formula="of:=[.H61]+[.G6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672.4104" calcext:value-type="currency">
            <text:p>$672,41</text:p>
          </table:table-cell>
          <table:table-cell table:style-name="ce22" table:formula="of:=[.A62]*budgetjour-[.N62]" office:value-type="currency" office:currency="USD" office:value="2377.5896" calcext:value-type="currency">
            <text:p>$2 377,59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193" calcext:value-type="float">
            <text:p>1193</text:p>
          </table:table-cell>
          <table:table-cell/>
          <table:table-cell table:formula="of:=[.H62]+[.G6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672.4104" calcext:value-type="currency">
            <text:p>$672,41</text:p>
          </table:table-cell>
          <table:table-cell table:style-name="ce22" table:formula="of:=[.A63]*budgetjour-[.N63]" office:value-type="currency" office:currency="USD" office:value="2427.5896" calcext:value-type="currency">
            <text:p>$2 427,59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193" calcext:value-type="float">
            <text:p>1193</text:p>
          </table:table-cell>
          <table:table-cell/>
          <table:table-cell table:formula="of:=[.H63]+[.G6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672.4104" calcext:value-type="currency">
            <text:p>$672,41</text:p>
          </table:table-cell>
          <table:table-cell table:style-name="ce22" table:formula="of:=[.A64]*budgetjour-[.N64]" office:value-type="currency" office:currency="USD" office:value="2477.5896" calcext:value-type="currency">
            <text:p>$2 477,59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193" calcext:value-type="float">
            <text:p>1193</text:p>
          </table:table-cell>
          <table:table-cell/>
          <table:table-cell table:formula="of:=[.H64]+[.G6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672.4104" calcext:value-type="currency">
            <text:p>$672,41</text:p>
          </table:table-cell>
          <table:table-cell table:style-name="ce22" table:formula="of:=[.A65]*budgetjour-[.N65]" office:value-type="currency" office:currency="USD" office:value="2527.5896" calcext:value-type="currency">
            <text:p>$2 527,59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193" calcext:value-type="float">
            <text:p>1193</text:p>
          </table:table-cell>
          <table:table-cell/>
          <table:table-cell table:formula="of:=[.H65]+[.G66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672.4104" calcext:value-type="currency">
            <text:p>$672,41</text:p>
          </table:table-cell>
          <table:table-cell table:style-name="ce22" table:formula="of:=[.A66]*budgetjour-[.N66]" office:value-type="currency" office:currency="USD" office:value="2577.5896" calcext:value-type="currency">
            <text:p>$2 577,5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193" calcext:value-type="float">
            <text:p>1193</text:p>
          </table:table-cell>
          <table:table-cell/>
          <table:table-cell table:formula="of:=[.H66]+[.G67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672.4104" calcext:value-type="currency">
            <text:p>$672,41</text:p>
          </table:table-cell>
          <table:table-cell table:style-name="ce22" table:formula="of:=[.A67]*budgetjour-[.N67]" office:value-type="currency" office:currency="USD" office:value="2627.5896" calcext:value-type="currency">
            <text:p>$2 627,5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193" calcext:value-type="float">
            <text:p>1193</text:p>
          </table:table-cell>
          <table:table-cell/>
          <table:table-cell table:formula="of:=[.H67]+[.G68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672.4104" calcext:value-type="currency">
            <text:p>$672,41</text:p>
          </table:table-cell>
          <table:table-cell table:style-name="ce22" table:formula="of:=[.A68]*budgetjour-[.N68]" office:value-type="currency" office:currency="USD" office:value="2677.5896" calcext:value-type="currency">
            <text:p>$2 677,5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193" calcext:value-type="float">
            <text:p>1193</text:p>
          </table:table-cell>
          <table:table-cell/>
          <table:table-cell table:formula="of:=[.H68]+[.G69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672.4104" calcext:value-type="currency">
            <text:p>$672,41</text:p>
          </table:table-cell>
          <table:table-cell table:style-name="ce22" table:formula="of:=[.A69]*budgetjour-[.N69]" office:value-type="currency" office:currency="USD" office:value="2727.5896" calcext:value-type="currency">
            <text:p>$2 727,59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193" calcext:value-type="float">
            <text:p>1193</text:p>
          </table:table-cell>
          <table:table-cell/>
          <table:table-cell table:formula="of:=[.H69]+[.G7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672.4104" calcext:value-type="currency">
            <text:p>$672,41</text:p>
          </table:table-cell>
          <table:table-cell table:style-name="ce22" table:formula="of:=[.A70]*budgetjour-[.N70]" office:value-type="currency" office:currency="USD" office:value="2777.5896" calcext:value-type="currency">
            <text:p>$2 777,59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193" calcext:value-type="float">
            <text:p>1193</text:p>
          </table:table-cell>
          <table:table-cell/>
          <table:table-cell table:formula="of:=[.H70]+[.G7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672.4104" calcext:value-type="currency">
            <text:p>$672,41</text:p>
          </table:table-cell>
          <table:table-cell table:style-name="ce22" table:formula="of:=[.A71]*budgetjour-[.N71]" office:value-type="currency" office:currency="USD" office:value="2827.5896" calcext:value-type="currency">
            <text:p>$2 827,59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193" calcext:value-type="float">
            <text:p>1193</text:p>
          </table:table-cell>
          <table:table-cell/>
          <table:table-cell table:formula="of:=[.H71]+[.G7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672.4104" calcext:value-type="currency">
            <text:p>$672,41</text:p>
          </table:table-cell>
          <table:table-cell table:style-name="ce22" table:formula="of:=[.A72]*budgetjour-[.N72]" office:value-type="currency" office:currency="USD" office:value="2877.5896" calcext:value-type="currency">
            <text:p>$2 877,59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193" calcext:value-type="float">
            <text:p>1193</text:p>
          </table:table-cell>
          <table:table-cell/>
          <table:table-cell table:formula="of:=[.H72]+[.G7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672.4104" calcext:value-type="currency">
            <text:p>$672,41</text:p>
          </table:table-cell>
          <table:table-cell table:style-name="ce22" table:formula="of:=[.A73]*budgetjour-[.N73]" office:value-type="currency" office:currency="USD" office:value="2927.5896" calcext:value-type="currency">
            <text:p>$2 927,5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193" calcext:value-type="float">
            <text:p>1193</text:p>
          </table:table-cell>
          <table:table-cell/>
          <table:table-cell table:formula="of:=[.H73]+[.G7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672.4104" calcext:value-type="currency">
            <text:p>$672,41</text:p>
          </table:table-cell>
          <table:table-cell table:style-name="ce22" table:formula="of:=[.A74]*budgetjour-[.N74]" office:value-type="currency" office:currency="USD" office:value="2977.5896" calcext:value-type="currency">
            <text:p>$2 977,5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193" calcext:value-type="float">
            <text:p>1193</text:p>
          </table:table-cell>
          <table:table-cell/>
          <table:table-cell table:formula="of:=[.H74]+[.G7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672.4104" calcext:value-type="currency">
            <text:p>$672,41</text:p>
          </table:table-cell>
          <table:table-cell table:style-name="ce22" table:formula="of:=[.A75]*budgetjour-[.N75]" office:value-type="currency" office:currency="USD" office:value="3027.5896" calcext:value-type="currency">
            <text:p>$3 027,59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193" calcext:value-type="float">
            <text:p>1193</text:p>
          </table:table-cell>
          <table:table-cell/>
          <table:table-cell table:formula="of:=[.H75]+[.G76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672.4104" calcext:value-type="currency">
            <text:p>$672,41</text:p>
          </table:table-cell>
          <table:table-cell table:style-name="ce22" table:formula="of:=[.A76]*budgetjour-[.N76]" office:value-type="currency" office:currency="USD" office:value="3077.5896" calcext:value-type="currency">
            <text:p>$3 077,59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193" calcext:value-type="float">
            <text:p>1193</text:p>
          </table:table-cell>
          <table:table-cell/>
          <table:table-cell table:formula="of:=[.H76]+[.G77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672.4104" calcext:value-type="currency">
            <text:p>$672,41</text:p>
          </table:table-cell>
          <table:table-cell table:style-name="ce22" table:formula="of:=[.A77]*budgetjour-[.N77]" office:value-type="currency" office:currency="USD" office:value="3127.5896" calcext:value-type="currency">
            <text:p>$3 127,59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193" calcext:value-type="float">
            <text:p>1193</text:p>
          </table:table-cell>
          <table:table-cell/>
          <table:table-cell table:formula="of:=[.H77]+[.G78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672.4104" calcext:value-type="currency">
            <text:p>$672,41</text:p>
          </table:table-cell>
          <table:table-cell table:style-name="ce22" table:formula="of:=[.A78]*budgetjour-[.N78]" office:value-type="currency" office:currency="USD" office:value="3177.5896" calcext:value-type="currency">
            <text:p>$3 177,59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193" calcext:value-type="float">
            <text:p>1193</text:p>
          </table:table-cell>
          <table:table-cell/>
          <table:table-cell table:formula="of:=[.H78]+[.G79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672.4104" calcext:value-type="currency">
            <text:p>$672,41</text:p>
          </table:table-cell>
          <table:table-cell table:style-name="ce22" table:formula="of:=[.A79]*budgetjour-[.N79]" office:value-type="currency" office:currency="USD" office:value="3227.5896" calcext:value-type="currency">
            <text:p>$3 227,59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193" calcext:value-type="float">
            <text:p>1193</text:p>
          </table:table-cell>
          <table:table-cell/>
          <table:table-cell table:formula="of:=[.H79]+[.G8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672.4104" calcext:value-type="currency">
            <text:p>$672,41</text:p>
          </table:table-cell>
          <table:table-cell table:style-name="ce22" table:formula="of:=[.A80]*budgetjour-[.N80]" office:value-type="currency" office:currency="USD" office:value="3277.5896" calcext:value-type="currency">
            <text:p>$3 277,59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193" calcext:value-type="float">
            <text:p>1193</text:p>
          </table:table-cell>
          <table:table-cell/>
          <table:table-cell table:formula="of:=[.H80]+[.G8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672.4104" calcext:value-type="currency">
            <text:p>$672,41</text:p>
          </table:table-cell>
          <table:table-cell table:style-name="ce22" table:formula="of:=[.A81]*budgetjour-[.N81]" office:value-type="currency" office:currency="USD" office:value="3327.5896" calcext:value-type="currency">
            <text:p>$3 327,59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193" calcext:value-type="float">
            <text:p>1193</text:p>
          </table:table-cell>
          <table:table-cell/>
          <table:table-cell table:formula="of:=[.H81]+[.G8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672.4104" calcext:value-type="currency">
            <text:p>$672,41</text:p>
          </table:table-cell>
          <table:table-cell table:style-name="ce22" table:formula="of:=[.A82]*budgetjour-[.N82]" office:value-type="currency" office:currency="USD" office:value="3377.5896" calcext:value-type="currency">
            <text:p>$3 377,59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193" calcext:value-type="float">
            <text:p>1193</text:p>
          </table:table-cell>
          <table:table-cell/>
          <table:table-cell table:formula="of:=[.H82]+[.G8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672.4104" calcext:value-type="currency">
            <text:p>$672,41</text:p>
          </table:table-cell>
          <table:table-cell table:style-name="ce22" table:formula="of:=[.A83]*budgetjour-[.N83]" office:value-type="currency" office:currency="USD" office:value="3427.5896" calcext:value-type="currency">
            <text:p>$3 427,59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193" calcext:value-type="float">
            <text:p>1193</text:p>
          </table:table-cell>
          <table:table-cell/>
          <table:table-cell table:formula="of:=[.H83]+[.G8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672.4104" calcext:value-type="currency">
            <text:p>$672,41</text:p>
          </table:table-cell>
          <table:table-cell table:style-name="ce22" table:formula="of:=[.A84]*budgetjour-[.N84]" office:value-type="currency" office:currency="USD" office:value="3477.5896" calcext:value-type="currency">
            <text:p>$3 477,59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193" calcext:value-type="float">
            <text:p>1193</text:p>
          </table:table-cell>
          <table:table-cell/>
          <table:table-cell table:formula="of:=[.H84]+[.G8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672.4104" calcext:value-type="currency">
            <text:p>$672,41</text:p>
          </table:table-cell>
          <table:table-cell table:style-name="ce22" table:formula="of:=[.A85]*budgetjour-[.N85]" office:value-type="currency" office:currency="USD" office:value="3527.5896" calcext:value-type="currency">
            <text:p>$3 527,59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193" calcext:value-type="float">
            <text:p>1193</text:p>
          </table:table-cell>
          <table:table-cell/>
          <table:table-cell table:formula="of:=[.H85]+[.G86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672.4104" calcext:value-type="currency">
            <text:p>$672,41</text:p>
          </table:table-cell>
          <table:table-cell table:style-name="ce22" table:formula="of:=[.A86]*budgetjour-[.N86]" office:value-type="currency" office:currency="USD" office:value="3577.5896" calcext:value-type="currency">
            <text:p>$3 577,59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193" calcext:value-type="float">
            <text:p>1193</text:p>
          </table:table-cell>
          <table:table-cell/>
          <table:table-cell table:formula="of:=[.H86]+[.G87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672.4104" calcext:value-type="currency">
            <text:p>$672,41</text:p>
          </table:table-cell>
          <table:table-cell table:style-name="ce22" table:formula="of:=[.A87]*budgetjour-[.N87]" office:value-type="currency" office:currency="USD" office:value="3627.5896" calcext:value-type="currency">
            <text:p>$3 627,59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193" calcext:value-type="float">
            <text:p>1193</text:p>
          </table:table-cell>
          <table:table-cell/>
          <table:table-cell table:formula="of:=[.H87]+[.G88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672.4104" calcext:value-type="currency">
            <text:p>$672,41</text:p>
          </table:table-cell>
          <table:table-cell table:style-name="ce22" table:formula="of:=[.A88]*budgetjour-[.N88]" office:value-type="currency" office:currency="USD" office:value="3677.5896" calcext:value-type="currency">
            <text:p>$3 677,59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193" calcext:value-type="float">
            <text:p>1193</text:p>
          </table:table-cell>
          <table:table-cell/>
          <table:table-cell table:formula="of:=[.H88]+[.G89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672.4104" calcext:value-type="currency">
            <text:p>$672,41</text:p>
          </table:table-cell>
          <table:table-cell table:style-name="ce22" table:formula="of:=[.A89]*budgetjour-[.N89]" office:value-type="currency" office:currency="USD" office:value="3727.5896" calcext:value-type="currency">
            <text:p>$3 727,59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193" calcext:value-type="float">
            <text:p>1193</text:p>
          </table:table-cell>
          <table:table-cell/>
          <table:table-cell table:formula="of:=[.H89]+[.G90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672.4104" calcext:value-type="currency">
            <text:p>$672,41</text:p>
          </table:table-cell>
          <table:table-cell table:style-name="ce22" table:formula="of:=[.A90]*budgetjour-[.N90]" office:value-type="currency" office:currency="USD" office:value="3777.5896" calcext:value-type="currency">
            <text:p>$3 777,59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193" calcext:value-type="float">
            <text:p>1193</text:p>
          </table:table-cell>
          <table:table-cell/>
          <table:table-cell table:formula="of:=[.H90]+[.G91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672.4104" calcext:value-type="currency">
            <text:p>$672,41</text:p>
          </table:table-cell>
          <table:table-cell table:style-name="ce22" table:formula="of:=[.A91]*budgetjour-[.N91]" office:value-type="currency" office:currency="USD" office:value="3827.5896" calcext:value-type="currency">
            <text:p>$3 827,59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193" calcext:value-type="float">
            <text:p>1193</text:p>
          </table:table-cell>
          <table:table-cell/>
          <table:table-cell table:formula="of:=[.H91]+[.G92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672.4104" calcext:value-type="currency">
            <text:p>$672,41</text:p>
          </table:table-cell>
          <table:table-cell table:style-name="ce22" table:formula="of:=[.A92]*budgetjour-[.N92]" office:value-type="currency" office:currency="USD" office:value="3877.5896" calcext:value-type="currency">
            <text:p>$3 877,59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193" calcext:value-type="float">
            <text:p>1193</text:p>
          </table:table-cell>
          <table:table-cell/>
          <table:table-cell table:formula="of:=[.H92]+[.G93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672.4104" calcext:value-type="currency">
            <text:p>$672,41</text:p>
          </table:table-cell>
          <table:table-cell table:style-name="ce22" table:formula="of:=[.A93]*budgetjour-[.N93]" office:value-type="currency" office:currency="USD" office:value="3927.5896" calcext:value-type="currency">
            <text:p>$3 927,59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193" calcext:value-type="float">
            <text:p>1193</text:p>
          </table:table-cell>
          <table:table-cell/>
          <table:table-cell table:formula="of:=[.H93]+[.G94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672.4104" calcext:value-type="currency">
            <text:p>$672,41</text:p>
          </table:table-cell>
          <table:table-cell table:style-name="ce22" table:formula="of:=[.A94]*budgetjour-[.N94]" office:value-type="currency" office:currency="USD" office:value="3977.5896" calcext:value-type="currency">
            <text:p>$3 977,59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193" calcext:value-type="float">
            <text:p>1193</text:p>
          </table:table-cell>
          <table:table-cell/>
          <table:table-cell table:formula="of:=[.H94]+[.G95]" office:value-type="float" office:value="2895" calcext:value-type="float">
            <text:p>2895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672.4104" calcext:value-type="currency">
            <text:p>$672,41</text:p>
          </table:table-cell>
          <table:table-cell table:style-name="ce22" table:formula="of:=[.A95]*budgetjour-[.N95]" office:value-type="currency" office:currency="USD" office:value="4027.5896" calcext:value-type="currency">
            <text:p>$4 027,59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19:40:22.687000000</dc:date>
    <meta:editing-duration>P18DT3H57M54S</meta:editing-duration>
    <meta:editing-cycles>184</meta:editing-cycles>
    <meta:generator>LibreOffice/7.3.0.3$Windows_X86_64 LibreOffice_project/0f246aa12d0eee4a0f7adcefbf7c878fc2238db3</meta:generator>
    <meta:document-statistic meta:table-count="4" meta:cell-count="1115" meta:object-count="0"/>
    <meta:user-defined meta:name="Info 1"/>
    <meta:user-defined meta:name="Info 2"/>
    <meta:user-defined meta:name="Info 3"/>
    <meta:user-defined meta:name="Info 4"/>
  </office:meta>
</office:document-meta>
</file>